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/>
      <style:paragraph-properties fo:text-align="end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/>
      <style:paragraph-properties fo:text-align="end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6pt" style:font-size-asian="6pt" style:font-size-complex="6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84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ize="6pt" style:font-size-asian="6pt" style:font-size-complex="6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Metric Cerberus Service Schedu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 be conducted monthly on each printer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string" calcext:value-type="string">
            <text:p>Document version:</text:p>
          </table:table-cell>
          <table:table-cell table:style-name="ce10" office:value-type="date" office:date-value="2015-09-01" calcext:value-type="date">
            <text:p>2015-09-01</text:p>
          </table:table-cell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cument location:</text:p>
          </table:table-cell>
          <table:table-cell table:style-name="ce11" office:value-type="string" calcext:value-type="string">
            <text:p>https://github.com/somakeit/operations</text:p>
          </table:table-cell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inter:</text:p>
          </table:table-cell>
          <table:table-cell table:style-name="ce11"/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/>
          <table:table-cell table:style-name="ce11"/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Technician</text:p>
          </table:table-cell>
          <table:table-cell table:style-name="ce12"/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style-name="ce13" table:number-columns-repeated="5"/>
          <table:table-cell table:style-name="ce20"/>
          <table:table-cell table:style-name="ce17" table:number-columns-repeated="1017"/>
        </table:table-row>
        <table:table-row table:style-name="ro3">
          <table:table-cell table:style-name="ce5" office:value-type="string" calcext:value-type="string">
            <text:p>Check vertical towers are free of debris and carriages have smooth motion.</text:p>
          </table:table-cell>
          <table:table-cell table:style-name="ce14" table:number-columns-repeated="6"/>
          <table:table-cell table:number-columns-repeated="1017"/>
        </table:table-row>
        <table:table-row table:style-name="ro4">
          <table:table-cell table:style-name="ce6" office:value-type="string" calcext:value-type="string">
            <text:p>Check bed condition and replace tape with “M3 Scotch Blue Painters Masking Tape” if necessary.</text:p>
          </table:table-cell>
          <table:table-cell table:style-name="ce15" table:number-columns-repeated="6"/>
          <table:table-cell table:number-columns-repeated="1017"/>
        </table:table-row>
        <table:table-row table:style-name="ro4">
          <table:table-cell table:style-name="ce6" office:value-type="string" calcext:value-type="string">
            <text:p>Check operation and alignment of all three FSR sensors under the bed. Perform test auto-levelling.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Clean plastic debris from hobbed bolt and check condition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heck spectra line tension and tighten if necessary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lean hot end with heat and tweezers, or cold with acetone.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Look into the electronics and check for dust. Clean with air if necessary. 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Update slic3r configurations git repository on “Cerberus” SD card.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8" office:value-type="string" calcext:value-type="string">
            <text:p>References:</text:p>
          </table:table-cell>
          <table:table-cell table:number-columns-repeated="1023"/>
        </table:table-row>
        <table:table-row table:style-name="ro2">
          <table:table-cell table:style-name="ce8"/>
          <table:table-cell table:style-name="ce16"/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21:11:48.868823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20:19:15.928554958</meta:creation-date>
    <dc:date>2015-09-01T21:16:22.653589811</dc:date>
    <meta:editing-duration>PT39M32S</meta:editing-duration>
    <meta:editing-cycles>5</meta:editing-cycles>
    <meta:generator>LibreOffice/4.4.2.2$Linux_X86_64 LibreOffice_project/40m0$Build-2</meta:generator>
    <meta:print-date>2015-09-01T20:56:14.454438272</meta:print-date>
    <meta:document-statistic meta:table-count="1" meta:cell-count="18" meta:object-count="0"/>
  </office:meta>
</office:document-meta>
</file>